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E8000007E052260CC9F4B00ABD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6.328cm, 10.919cm, 22.116cm, 8.438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6.999cm" svg:height="8.79cm" svg:x="0.101cm" svg:y="0.101cm">
          <draw:image xlink:href="Pictures/10000000000005E8000007E052260CC9F4B00ABD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8cm" fo:page-height="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16-02-18T09:47:32.733000000</meta:creation-date>
    <dc:date>2021-12-10T16:02:22.687118616</dc:date>
    <meta:editing-duration>PT3M36S</meta:editing-duration>
    <meta:editing-cycles>5</meta:editing-cycles>
    <meta:generator>LibreOffice/7.2.2.2$MacOSX_X86_64 LibreOffice_project/02b2acce88a210515b4a5bb2e46cbfb63fe97d56</meta:generator>
    <meta:document-statistic meta:object-count="1"/>
  </office:meta>
</office:document-meta>
</file>